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60000031E77E85C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0000" draw:marker-start-width="0.8cm" draw:marker-end-width="0.8cm" draw:opacity="0%" draw:textarea-horizontal-align="justify" draw:textarea-vertical-align="middle" draw:auto-grow-height="false" fo:padding-top="0.225cm" fo:padding-bottom="0.225cm" fo:padding-left="0.35cm" fo:padding-right="0.35cm" draw:shadow-opacity="0%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7.761cm" svg:height="19cm" svg:x="6cm" svg:y="1cm">
          <draw:image xlink:href="Pictures/10000201000001460000031E77E85C6D.png" xlink:type="simple" xlink:show="embed" xlink:actuate="onLoad">
            <text:p/>
          </draw:image>
        </draw:frame>
        <draw:custom-shape draw:style-name="gr2" draw:text-style-name="P1" draw:layer="layout" svg:width="1.4cm" svg:height="1.143cm" svg:x="8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0.8cm" svg:x="8.8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0.8cm" svg:x="8.802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143cm" svg:x="11.20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0.8cm" svg:x="11.302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0.8cm" svg:x="11.302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01cm" svg:y1="3.8cm" svg:x2="15.8cm" svg:y2="3.8cm">
          <text:p/>
        </draw:line>
        <draw:line draw:style-name="gr3" draw:text-style-name="P1" draw:layer="layout" svg:x1="12.577cm" svg:y1="8.7cm" svg:x2="15.776cm" svg:y2="8.7cm">
          <text:p/>
        </draw:line>
        <draw:line draw:style-name="gr3" draw:text-style-name="P1" draw:layer="layout" svg:x1="12.577cm" svg:y1="9.6cm" svg:x2="15.776cm" svg:y2="9.6cm">
          <text:p/>
        </draw:line>
        <draw:frame draw:style-name="gr4" draw:layer="layout" svg:width="2.708cm" svg:height="0.962cm" svg:x="15.8cm" svg:y="3.272cm">
          <draw:text-box>
            <text:p>Vcc=5V</text:p>
          </draw:text-box>
        </draw:frame>
        <draw:frame draw:style-name="gr4" draw:layer="layout" svg:width="1.912cm" svg:height="0.962cm" svg:x="15.8cm" svg:y="8.072cm">
          <draw:text-box>
            <text:p>GND</text:p>
          </draw:text-box>
        </draw:frame>
        <draw:frame draw:style-name="gr4" draw:layer="layout" svg:width="5.857cm" svg:height="0.962cm" svg:x="15.8cm" svg:y="9.072cm">
          <draw:text-box>
            <text:p>Pin 23 controls IN1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fasanel </meta:initial-creator>
    <meta:creation-date>2016-06-03T09:05:29.070130975</meta:creation-date>
    <dc:date>2016-06-03T09:13:31.870007180</dc:date>
    <dc:creator>gfasanel </dc:creator>
    <meta:editing-duration>P0D</meta:editing-duration>
    <meta:editing-cycles>2</meta:editing-cycles>
    <meta:generator>LibreOffice/4.2.8.2$Linux_X86_64 LibreOffice_project/420m0$Build-2</meta:generator>
    <meta:document-statistic meta:object-count="38"/>
  </office:meta>
</office:document-meta>
</file>